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2pt" style:font-size-asian="12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3" style:family="paragraph" style:parent-style-name="Standard">
      <style:text-properties style:font-name="Arial" fo:font-size="12pt" officeooo:rsid="0000d092" officeooo:paragraph-rsid="0000d092" style:font-size-asian="12pt" style:font-name-complex="Arial"/>
    </style:style>
    <style:style style:name="P4" style:family="paragraph" style:parent-style-name="Standard">
      <style:text-properties officeooo:rsid="0000d092" officeooo:paragraph-rsid="0000d092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margin-top="0.3cm" fo:margin-bottom="0cm" style:contextual-spacing="false"/>
      <style:text-properties officeooo:paragraph-rsid="0000d092"/>
    </style:style>
    <style:style style:name="P8" style:family="paragraph" style:parent-style-name="Standard">
      <style:paragraph-properties fo:margin-top="0.3cm" fo:margin-bottom="0cm" style:contextual-spacing="false"/>
      <style:text-properties officeooo:rsid="0000d092" officeooo:paragraph-rsid="0000d092"/>
    </style:style>
    <style:style style:name="P9" style:family="paragraph" style:parent-style-name="Standard">
      <style:paragraph-properties fo:margin-top="0.3cm" fo:margin-bottom="0cm" style:contextual-spacing="false"/>
      <style:text-properties style:font-name="Arial" fo:font-size="12pt" style:font-size-asian="12pt" style:font-name-complex="Arial"/>
    </style:style>
    <style:style style:name="P10" style:family="paragraph" style:parent-style-name="Header">
      <style:text-properties style:font-name="Arial" fo:font-size="12pt" style:font-size-asian="12pt" style:font-name-complex="Arial"/>
    </style:style>
    <style:style style:name="P11" style:family="paragraph" style:parent-style-name="Header">
      <style:text-properties style:font-name="Arial" fo:font-size="12pt" officeooo:rsid="0000d092" officeooo:paragraph-rsid="0000d092" style:font-size-asian="12pt" style:font-name-complex="Arial"/>
    </style:style>
    <style:style style:name="P12" style:family="paragraph" style:parent-style-name="Header">
      <style:paragraph-properties fo:text-align="end" style:justify-single-word="false"/>
    </style:style>
    <style:style style:name="T1" style:family="text">
      <style:text-properties style:font-name="Arial" fo:font-size="12pt" style:font-size-asian="12pt" style:font-name-complex="Arial"/>
    </style:style>
    <style:style style:name="T2" style:family="text">
      <style:text-properties style:font-name="Arial" fo:font-size="12pt" officeooo:rsid="0000d092" style:font-size-asian="12pt" style:font-name-complex="Arial"/>
    </style:style>
    <style:style style:name="T3" style:family="text">
      <style:text-properties officeooo:rsid="0000d0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INPI</text:p>
            <text:p text:style-name="P3">Direction des registres et des titres</text:p>
            <text:p text:style-name="P3">Service annuités</text:p>
            <text:p text:style-name="P3">97 boulevard Carnot</text:p>
            <text:p text:style-name="P3">59040 LILLE CEDEX</text:p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2"/>
            <text:p text:style-name="P1"/>
            <text:p text:style-name="P1"/>
            <text:p text:style-name="Standard"><text:span text:style-name="T1">Objet : </text:span><text:span text:style-name="T2">Paiement annuités de brevets</text:span></text:p>
            <text:p text:style-name="P4"><text:span text:style-name="T2">R</text:span><text:span text:style-name="T1">éférence : 11 02600</text:span></text:p>
            <text:p text:style-name="P1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Messieurs,</text:span></text:p>
      <text:p text:style-name="P1"/>
      <text:p text:style-name="P4"/>
      <text:p text:style-name="P7"><text:span text:style-name="T2">Jusqu'à présent, le paiement de mes annuités étaient effectuées par le mandataire Cabinet Patrice VIDON.</text:span></text:p>
      <text:p text:style-name="P7"><text:span text:style-name="T1">Je vous informe </text:span><text:span text:style-name="T2">qu'à compter de cette année, ce paiement sera effectué par mes soins à l'aide d'un virement bancaire.</text:span></text:p>
      <text:p text:style-name="P8"><text:span text:style-name="T2">V</text:span><text:span text:style-name="T1">euillez trouver ci-joint le formulaire «annuités de brevets» dûment complété.</text:span></text:p>
      <text:p text:style-name="P9"/>
      <text:p text:style-name="P1"/>
      <text:p text:style-name="P1">Cordialement. </text:p>
      <text:p text:style-name="P1"/>
      <text:p text:style-name="P1"/>
      <text:p text:style-name="P6">R. LERUS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style:font-size-asian="12pt" style:font-name-complex="Arial"/>
    </style:style>
    <style:style style:name="MP2" style:family="paragraph" style:parent-style-name="Header">
      <style:text-properties style:font-name="Arial" fo:font-size="12pt" officeooo:rsid="0000d092" officeooo:paragraph-rsid="0000d092" style:font-size-asian="12pt" style:font-name-complex="Arial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officeooo:rsid="0000d092"/>
    </style:style>
    <style:style style:name="MT2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Régis LERUSTE</text:p>
              <text:p text:style-name="MP2">1 impasse du LANGUERNAIS</text:p>
              <text:p text:style-name="MP1">44<text:span text:style-name="MT1">350</text:span> <text:span text:style-name="MT1">St MOLF</text:span></text:p>
            </table:table-cell>
            <table:table-cell table:style-name="Tableau2.A1" office:value-type="string">
              <text:p text:style-name="MP3"><text:span text:style-name="MT2">Saint MOLF le </text:span><text:span text:style-name="MT2"><text:date style:data-style-name="N30" text:date-value="2014-06-19T17:05:00.794034800">19/06/2014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14-06-19T17:05:00.733391337</dc:date>
    <meta:print-date>2014-06-19T17:02:11.660785884</meta:print-date>
    <meta:editing-cycles>2</meta:editing-cycles>
    <meta:editing-duration>PT4M</meta:editing-duration>
    <meta:document-statistic meta:table-count="2" meta:image-count="0" meta:object-count="0" meta:page-count="1" meta:paragraph-count="17" meta:word-count="87" meta:character-count="556" meta:non-whitespace-character-count="485"/>
    <meta:generator>LibreOffice/4.2.3.3$Linux_X86_64 LibreOffice_project/420m0$Build-3</meta:generator>
  </office:meta>
</office:document-meta>
</file>